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d5b9e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f2f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c0552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f2f" officeooo:paragraph-rsid="002a4f2f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weight-asian="bold" style:font-name-complex="Liberation Mono" style:font-size-complex="18pt" style:font-weight-complex="bold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size-asian="18pt" style:font-size-complex="18pt"/>
    </style:style>
    <style:style style:name="P10" style:family="paragraph" style:parent-style-name="Preformatted_20_Text">
      <style:text-properties officeooo:rsid="002c0552" officeooo:paragraph-rsid="002c0552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officeooo:paragraph-rsid="0023e9f6"/>
    </style:style>
    <style:style style:name="P13" style:family="paragraph" style:parent-style-name="Standard">
      <style:text-properties fo:font-size="18pt" officeooo:rsid="002c0552" officeooo:paragraph-rsid="0023e9f6" style:font-size-asian="18pt" style:font-size-complex="18pt"/>
    </style:style>
    <style:style style:name="P14" style:family="paragraph" style:parent-style-name="Preformatted_20_Text">
      <style:text-properties officeooo:paragraph-rsid="002f2a0f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ce2d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0552" style:font-name-asian="Liberation Mono" style:font-size-asian="18pt" style:font-weight-asian="bold" style:font-name-complex="Liberation Mono" style:font-size-complex="18pt" style:font-weight-complex="bold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c0552" style:font-name-asian="Liberation Mono" style:font-size-asian="16pt" style:font-weight-asian="bold" style:font-name-complex="Liberation Mono" style:font-size-complex="16pt" style:font-weight-complex="bold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ea6ac" style:font-name-asian="Liberation Mono" style:font-size-asian="16pt" style:font-weight-asian="bold" style:font-name-complex="Liberation Mono" style:font-size-complex="16pt" style:font-weight-complex="bold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f2a0f" style:font-name-asian="Liberation Mono" style:font-size-asian="16pt" style:font-weight-asian="bold" style:font-name-complex="Liberation Mono" style:font-size-complex="16pt" style:font-weight-complex="bold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c0552" style:font-name-asian="Liberation Mono" style:font-size-asian="24pt" style:font-weight-asian="bold" style:font-name-complex="Liberation Mono" style:font-size-complex="24pt" style:font-weight-complex="bold"/>
    </style:style>
    <style:style style:name="T9" style:family="text">
      <style:text-properties fo:font-variant="normal" fo:text-transform="none" fo:color="#212121" loext:opacity="100%" style:text-position="super 58%" style:font-name="Roboto Mono" fo:font-size="16pt" fo:letter-spacing="normal" fo:font-style="normal" fo:font-weight="normal" officeooo:rsid="002c0552" style:font-name-asian="Liberation Mono" style:font-size-asian="16pt" style:font-weight-asian="bold" style:font-name-complex="Liberation Mono" style:font-size-complex="16pt" style:font-weight-complex="bold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2c0552" style:font-size-asian="36pt" style:font-size-complex="36pt"/>
    </style:style>
    <style:style style:name="T12" style:family="text">
      <style:text-properties fo:font-size="36pt" officeooo:rsid="002ea918" style:font-size-asian="36pt" style:font-size-complex="36pt"/>
    </style:style>
    <style:style style:name="T13" style:family="text">
      <style:text-properties officeooo:rsid="000a094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202d87" style:font-size-asian="18pt" style:font-size-complex="18pt"/>
    </style:style>
    <style:style style:name="T16" style:family="text">
      <style:text-properties fo:font-size="18pt" officeooo:rsid="0023e9f6" style:font-size-asian="18pt" style:font-size-complex="18pt"/>
    </style:style>
    <style:style style:name="T17" style:family="text">
      <style:text-properties fo:font-size="18pt" officeooo:rsid="002c0552" style:font-size-asian="18pt" style:font-size-complex="18pt"/>
    </style:style>
    <style:style style:name="T18" style:family="text">
      <style:text-properties fo:font-size="18pt" officeooo:rsid="002f2a0f" style:font-size-asian="18pt" style:font-size-complex="18pt"/>
    </style:style>
    <style:style style:name="T19" style:family="text">
      <style:text-properties style:text-position="super 58%" fo:font-size="18pt" style:font-size-asian="18pt" style:font-size-complex="18pt"/>
    </style:style>
    <style:style style:name="T20" style:family="text">
      <style:text-properties fo:font-size="22pt" officeooo:rsid="002c0552" style:font-size-asian="22pt" style:font-size-complex="22pt"/>
    </style:style>
    <style:style style:name="T21" style:family="text">
      <style:text-properties officeooo:rsid="002f2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">39 - </text:span><text:span text:style-name="T11">Violent Femmes</text:span><text:span text:style-name="T10"> – </text:span><text:span text:style-name="T20">American Music</text:span></text:p>
      <text:p text:style-name="P12"><text:span text:style-name="T15">O</text:span><text:span text:style-name="T16">rginal key: </text:span><text:span text:style-name="T17">C</text:span><text:span text:style-name="T16"> <text:s text:c="3"/>Us: </text:span><text:span text:style-name="T17">Same <text:s text:c="3"/></text:span><text:span text:style-name="T18">WURLI</text:span></text:p>
      <text:p text:style-name="P13"/>
      <text:p text:style-name="P9">Try KORG:DRUM to reinforce Jer</text:p>
      <text:p text:style-name="P9">Shuffle rhythm (changes to str8 at end)</text:p>
      <text:p text:style-name="P9"/>
      <text:p text:style-name="P2">[Verse] C | F G [4x]</text:p>
      <text:p text:style-name="P4"/>
      <text:p text:style-name="P2">[Chorus] <text:span text:style-name="T18">Wurli frosting</text:span></text:p>
      <text:p text:style-name="P2">am | E | F | G | G</text:p>
      <text:p text:style-name="P3">C <text:s/>| F | C | G</text:p>
      <text:p text:style-name="P3">^^^^^^^<text:span text:style-name="T14"> 2</text:span><text:span text:style-name="T19">nd</text:span><text:span text:style-name="T14"> chorus: played 2x</text:span></text:p>
      <text:p text:style-name="P14"><text:span text:style-name="T8">^^^^^^^</text:span><text:span text:style-name="T4"> </text:span><text:span text:style-name="T5">3</text:span><text:span text:style-name="T9">rd</text:span><text:span text:style-name="T5"> chorus: </text:span><text:span text:style-name="T7">stay on C | F until end</text:span></text:p>
      <text:p text:style-name="P8"><text:s text:c="10"/></text:p>
      <text:p text:style-name="P4"/>
      <text:p text:style-name="P4"><text:span text:style-name="T13">P</text:span>lan</text:p>
      <text:p text:style-name="P10"><text:span text:style-name="T1">1 </text:span><text:span text:style-name="T2">S</text:span><text:span text:style-name="T1">low Verse (solo voice &amp; guitar)</text:span></text:p>
      <text:p text:style-name="P6">2 Verses with Band</text:p>
      <text:p text:style-name="P10"><text:span text:style-name="T1">Chorus </text:span><text:span text:style-name="T3">1</text:span></text:p>
      <text:p text:style-name="P6"><text:span text:style-name="T21">2 </text:span>Verse<text:span text:style-name="T21">s</text:span></text:p>
      <text:p text:style-name="P10"><text:span text:style-name="T1">Chorus </text:span><text:span text:style-name="T3">2 (see change)</text:span></text:p>
      <text:p text:style-name="P6">Guitar solo (over 1 verse)</text:p>
      <text:p text:style-name="P6">2 Verses a capella</text:p>
      <text:p text:style-name="P10"><text:span text:style-name="T1">Chorus </text:span><text:span text:style-name="T3">3 (see change)</text:span></text:p>
      <text:p text:style-name="P6"/>
      <text:p text:style-name="P7">Ending: Jer will do a roll to signal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10:29:26.294483890</dc:date>
    <meta:editing-duration>PT3H28M35S</meta:editing-duration>
    <meta:editing-cycles>22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105" meta:character-count="491" meta:non-whitespace-character-count="388"/>
  </office:meta>
</office:document-meta>
</file>